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631cm" svg:y="2.142c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7612" calcext:value-type="float">
            <text:p>0.00761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007144" calcext:value-type="float">
            <text:p>0.00714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5939" calcext:value-type="float">
            <text:p>0.005939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4362" calcext:value-type="float">
            <text:p>0.00436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544" calcext:value-type="float">
            <text:p>0.001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5:25:11.064180546</meta:creation-date>
    <dc:date>2023-01-09T17:18:55.186395644</dc:date>
    <meta:editing-duration>PT23M56S</meta:editing-duration>
    <meta:editing-cycles>4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B6" chart:data-source-has-labels="column" svg:x="0.32cm" svg:y="0.18cm" svg:width="12.508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Sheet1.A1:Sheet1.A6</svg:desc>
                </draw:g>
              </table:table-cell>
              <table:table-cell office:value-type="float" office:value="0.007612">
                <text:p>0.007612</text:p>
                <draw:g>
                  <svg:desc>Sheet1.B1:Sheet1.B6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544">
                <text:p>0.001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